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11af" officeooo:paragraph-rsid="000911af"/>
    </style:style>
    <style:style style:name="P2" style:family="paragraph" style:parent-style-name="Standard">
      <style:text-properties officeooo:rsid="000911af" officeooo:paragraph-rsid="000d0f21"/>
    </style:style>
    <style:style style:name="P3" style:family="paragraph" style:parent-style-name="Standard">
      <style:text-properties officeooo:rsid="0009a431" officeooo:paragraph-rsid="0009a431"/>
    </style:style>
    <style:style style:name="P4" style:family="paragraph" style:parent-style-name="Standard">
      <style:text-properties officeooo:rsid="000b73e9" officeooo:paragraph-rsid="000b73e9"/>
    </style:style>
    <style:style style:name="P5" style:family="paragraph" style:parent-style-name="Standard">
      <style:text-properties fo:font-size="16pt" style:text-underline-style="solid" style:text-underline-width="auto" style:text-underline-color="font-color" officeooo:rsid="000b73e9" officeooo:paragraph-rsid="000b73e9" style:font-size-asian="16pt" style:font-size-complex="16pt"/>
    </style:style>
    <style:style style:name="P6" style:family="paragraph" style:parent-style-name="Standard">
      <style:text-properties officeooo:rsid="000d0f21" officeooo:paragraph-rsid="000d0f21"/>
    </style:style>
    <style:style style:name="P7" style:family="paragraph" style:parent-style-name="Standard">
      <style:text-properties fo:font-size="18pt" style:text-underline-style="solid" style:text-underline-width="auto" style:text-underline-color="font-color" officeooo:rsid="000d0f21" officeooo:paragraph-rsid="000d0f21" style:font-size-asian="18pt" style:font-size-complex="18pt"/>
    </style:style>
    <style:style style:name="P8" style:family="paragraph" style:parent-style-name="Heading_20_1">
      <style:text-properties officeooo:rsid="0009a431" officeooo:paragraph-rsid="0009a431"/>
    </style:style>
    <style:style style:name="P9" style:family="paragraph" style:parent-style-name="Standard">
      <style:text-properties fo:font-weight="bold" officeooo:rsid="000d0f21" officeooo:paragraph-rsid="000d0f21" style:font-weight-asian="bold" style:font-weight-complex="bold"/>
    </style:style>
    <style:style style:name="P10" style:family="paragraph" style:parent-style-name="Standard">
      <style:text-properties officeooo:rsid="0009a431" officeooo:paragraph-rsid="0009a431"/>
    </style:style>
    <style:style style:name="P11" style:family="paragraph" style:parent-style-name="Standard">
      <style:text-properties officeooo:rsid="0009a431" officeooo:paragraph-rsid="000e979c"/>
    </style:style>
    <style:style style:name="P12" style:family="paragraph" style:parent-style-name="Standard">
      <style:text-properties officeooo:rsid="000e979c" officeooo:paragraph-rsid="000e979c"/>
    </style:style>
    <style:style style:name="P13" style:family="paragraph" style:parent-style-name="Standard">
      <style:paragraph-properties fo:text-align="center" style:justify-single-word="false"/>
      <style:text-properties officeooo:rsid="000911af" officeooo:paragraph-rsid="000e979c"/>
    </style:style>
    <style:style style:name="P14" style:family="paragraph" style:parent-style-name="Standard">
      <style:text-properties officeooo:rsid="000911af" officeooo:paragraph-rsid="000911a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b146" style:font-weight-asian="bold" style:font-weight-complex="bold"/>
    </style:style>
    <style:style style:name="T4" style:family="text">
      <style:text-properties officeooo:rsid="000e97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4">Main question: What are the main factors that could explain the</text:span> real state prices <text:span text:style-name="T4">of flats in Barcelona? </text:span>Link <text:span text:style-name="T4">with u</text:span>nemployment rates.</text:p>
      <text:p text:style-name="P1"/>
      <text:p text:style-name="P1"/>
      <text:p text:style-name="P1"/>
      <text:p text:style-name="P1">- Unemployment.</text:p>
      <text:p text:style-name="P1">- <text:span text:style-name="T4">Salary.</text:span></text:p>
      <text:p text:style-name="P11">- GDP / <text:span text:style-name="T4">capita.</text:span></text:p>
      <text:p text:style-name="P1">- <text:span text:style-name="T4">Job profiles.</text:span></text:p>
      <text:p text:style-name="P1">- Another factors? <text:span text:style-name="T4">Immigrants? Type of premises in Barcelona?</text:span></text:p>
      <text:p text:style-name="P1"/>
      <text:p text:style-name="P3"/>
      <text:p text:style-name="P12">Related questions:</text:p>
      <text:p text:style-name="P2">- Offices real state?</text:p>
      <text:p text:style-name="P3"/>
      <text:p text:style-name="P3"/>
      <text:p text:style-name="P12">Workflow: </text:p>
      <text:p text:style-name="P12"/>
      <text:p text:style-name="P12">- Look for interesting database that could answer our main question. </text:p>
      <text:p text:style-name="P12">- Check if all databases have the information distributed equally (by neighbourhood, district, city) and group them.</text:p>
      <text:p text:style-name="P12">- Extract the data.</text:p>
      <text:p text:style-name="P12">- Look and understand the data.</text:p>
      <text:p text:style-name="P12">- Analyse the data.</text:p>
      <text:p text:style-name="P12">- Compare the analysed data vs other already analysed data we found</text:p>
      <text:p text:style-name="P3"/>
      <text:p text:style-name="P3"/>
      <text:p text:style-name="P7">Interesting links</text:p>
      <text:p text:style-name="P3"/>
      <text:p text:style-name="P3"/>
      <text:p text:style-name="P4"><text:span text:style-name="T2">Flat </text:span><text:span text:style-name="T3">owners</text:span><text:span text:style-name="T2"> by </text:span><text:span text:style-name="T3">nationality.</text:span> 2016</text:p>
      <text:p text:style-name="P3"><text:a xlink:type="simple" xlink:href="https://opendata-ajuntament.barcelona.cat/data/en/dataset/habitatges-prop/resource/68fc88c8-59ef-4e1e-a34a-8163031aaa24" text:style-name="Internet_20_link" text:visited-style-name="Visited_20_Internet_20_Link">https://opendata-ajuntament.barcelona.cat/data/en/dataset/habitatges-prop/resource/68fc88c8-59ef-4e1e-a34a-8163031aaa24</text:a></text:p>
      <text:h text:style-name="P8" text:outline-level="1"><text:span text:style-name="T1">Registered unemployment by duration and neighbourhood of the city of Barcelona</text:span> </text:h>
      <text:p text:style-name="P3"><text:a xlink:type="simple" xlink:href="https://opendata-ajuntament.barcelona.cat/data/en/dataset/est-atur-durada" text:style-name="Internet_20_link" text:visited-style-name="Visited_20_Internet_20_Link">https://opendata-ajuntament.barcelona.cat/data/en/dataset/est-atur-durada</text:a></text:p>
      <text:p text:style-name="P3"/>
      <text:p text:style-name="P3"/>
      <text:p text:style-name="P9">GDP/habitant <text:span text:style-name="T4">Barcelona Metropolitan Area</text:span></text:p>
      <text:p text:style-name="P6"/>
      <text:p text:style-name="P6"><text:a xlink:type="simple" xlink:href="http://www.amb.cat/web/area-metropolitana/dades-obertes/cataleg/detall/-/dataset/pib-de-l-amb-per-habitant/6763787/11692" text:style-name="Internet_20_link" text:visited-style-name="Visited_20_Internet_20_Link">http://www.amb.cat/web/area-metropolitana/dades-obertes/cataleg/detall/-/dataset/pib-de-l-amb-per-habitant/6763787/11692</text:a></text:p>
      <text:p text:style-name="P6"/>
      <text:p text:style-name="P6"/>
      <text:p text:style-name="P9">Job Profiles <text:span text:style-name="T4">in Barcelona</text:span></text:p>
      <text:p text:style-name="P6"/>
      <text:p text:style-name="P6">https://opendata-ajuntament.barcelona.cat/data/en/dataset/fitxes-ocupacionals/resource/b635dec4-0d46-4c91-9154-11d99928af10</text:p>
      <text:p text:style-name="P3"/>
      <text:p text:style-name="P3"/>
      <text:p text:style-name="P3"><text:soft-page-break/></text:p>
      <text:p text:style-name="P3"/>
      <text:p text:style-name="P3"/>
      <text:p text:style-name="P5">Shitty data sources</text:p>
      <text:p text:style-name="P3"/>
      <text:p text:style-name="P3"/>
      <text:p text:style-name="P3"><text:a xlink:type="simple" xlink:href="http://ajuntament.barcelona.cat/barcelonaeconomia/ca/mercat-immobiliari/compravendes-i-preus-dhabitatges-barcelona-amb-i-catalunya/nombre-superficie-i" text:style-name="Internet_20_link" text:visited-style-name="Visited_20_Internet_20_Link">http://ajuntament.barcelona.cat/barcelonaeconomia/ca/mercat-immobiliari/compravendes-i-preus-dhabitatges-barcelona-amb-i-catalunya/nombre-superficie-i</text:a></text:p>
      <text:p text:style-name="P3"/>
      <text:p text:style-name="P3"><text:a xlink:type="simple" xlink:href="http://ajuntament.barcelona.cat/barcelonaeconomia/ca/construccio/construccio-dhabitatges" text:style-name="Internet_20_link" text:visited-style-name="Visited_20_Internet_20_Link">http://ajuntament.barcelona.cat/barcelonaeconomia/ca/construccio/construccio-dhabitatges</text:a></text:p>
      <text:p text:style-name="P3"/>
      <text:p text:style-name="P3"><text:a xlink:type="simple" xlink:href="http://ajuntament.barcelona.cat/barcelonaeconomia/ca/construccio/indicadors-dactivitat-al-sector-de-la-construccio/licitacio-oficial-de-les" text:style-name="Internet_20_link" text:visited-style-name="Visited_20_Internet_20_Link">http://ajuntament.barcelona.cat/barcelonaeconomia/ca/construccio/indicadors-dactivitat-al-sector-de-la-construccio/licitacio-oficial-de-les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5:26:05.355367792</meta:creation-date>
    <dc:date>2019-03-06T14:38:28.550513106</dc:date>
    <meta:editing-duration>PT3H9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139" meta:character-count="1643" meta:non-whitespace-character-count="1529"/>
  </office:meta>
</office:document-meta>
</file>